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ce7" style:family="table-cell" style:parent-style-name="Default" style:data-style-name="N0">
      <style:text-properties style:text-underline-style="none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José María Ramírez Gonzále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</text:p>
          </table:table-cell>
          <table:table-cell table:number-columns-repeated="5"/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8:18:33.4159492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2-01-11T18:22:36.777030059</dc:date>
    <meta:editing-cycles>16</meta:editing-cycles>
    <meta:editing-duration>PT7H3M56S</meta:editing-duration>
    <meta:document-statistic meta:table-count="1" meta:cell-count="169" meta:object-count="0"/>
  </office:meta>
</office:document-meta>
</file>